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3021in" table:align="left"/>
    </style:style>
    <style:style style:name="Table1.A" style:family="table-column">
      <style:table-column-properties style:column-width="1.1014in"/>
    </style:style>
    <style:style style:name="Table1.B" style:family="table-column">
      <style:table-column-properties style:column-width="5.200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29e6" officeooo:paragraph-rsid="000029e6"/>
    </style:style>
    <style:style style:name="P2" style:family="paragraph" style:parent-style-name="Standard">
      <style:text-properties officeooo:rsid="0001a7d7" officeooo:paragraph-rsid="0001a7d7"/>
    </style:style>
    <style:style style:name="P3" style:family="paragraph" style:parent-style-name="Table_20_Contents">
      <style:text-properties officeooo:rsid="0001a7d7" officeooo:paragraph-rsid="0001a7d7"/>
    </style:style>
    <style:style style:name="P4" style:family="paragraph" style:parent-style-name="Text_20_body">
      <style:text-properties officeooo:paragraph-rsid="00031103"/>
    </style:style>
    <style:style style:name="P5" style:family="paragraph" style:parent-style-name="Text_20_body">
      <style:text-properties officeooo:rsid="00031103" officeooo:paragraph-rsid="00031103"/>
    </style:style>
    <style:style style:name="P6" style:family="paragraph" style:parent-style-name="Text_20_body">
      <style:paragraph-properties fo:text-align="center" style:justify-single-word="false"/>
      <style:text-properties officeooo:rsid="00031103" officeooo:paragraph-rsid="00031103"/>
    </style:style>
    <style:style style:name="P7" style:family="paragraph" style:parent-style-name="Text_20_body">
      <style:text-properties officeooo:rsid="0005c284" officeooo:paragraph-rsid="0005c284"/>
    </style:style>
    <style:style style:name="P8" style:family="paragraph" style:parent-style-name="Text_20_body">
      <style:text-properties officeooo:rsid="0005c284" officeooo:paragraph-rsid="000f69de"/>
    </style:style>
    <style:style style:name="P9" style:family="paragraph" style:parent-style-name="Text_20_body">
      <style:text-properties officeooo:rsid="0005dce6" officeooo:paragraph-rsid="0005dce6"/>
    </style:style>
    <style:style style:name="P10" style:family="paragraph" style:parent-style-name="Text_20_body">
      <style:text-properties officeooo:rsid="0005dce6" officeooo:paragraph-rsid="000c35d5"/>
    </style:style>
    <style:style style:name="P11" style:family="paragraph" style:parent-style-name="Text_20_body">
      <style:text-properties officeooo:rsid="000964f9" officeooo:paragraph-rsid="000964f9"/>
    </style:style>
    <style:style style:name="P12" style:family="paragraph" style:parent-style-name="Text_20_body">
      <style:text-properties officeooo:rsid="000da0ef" officeooo:paragraph-rsid="000da0ef"/>
    </style:style>
    <style:style style:name="P13" style:family="paragraph" style:parent-style-name="Text_20_body">
      <style:text-properties officeooo:rsid="000c35d5" officeooo:paragraph-rsid="000c35d5"/>
    </style:style>
    <style:style style:name="P14" style:family="paragraph" style:parent-style-name="Text_20_body">
      <style:text-properties officeooo:rsid="000f69de" officeooo:paragraph-rsid="000f69de"/>
    </style:style>
    <style:style style:name="P15" style:family="paragraph" style:parent-style-name="Text_20_body">
      <style:text-properties officeooo:rsid="00123cef" officeooo:paragraph-rsid="00123cef"/>
    </style:style>
    <style:style style:name="P16" style:family="paragraph" style:parent-style-name="Text_20_body">
      <style:text-properties fo:font-weight="bold" officeooo:rsid="00123cef" officeooo:paragraph-rsid="00123cef" style:font-weight-asian="bold" style:font-weight-complex="bold"/>
    </style:style>
    <style:style style:name="P17" style:family="paragraph" style:parent-style-name="Text_20_body">
      <style:text-properties officeooo:rsid="0013e82f" officeooo:paragraph-rsid="0013e82f"/>
    </style:style>
    <style:style style:name="P18" style:family="paragraph" style:parent-style-name="Text_20_body">
      <style:text-properties officeooo:rsid="00149975" officeooo:paragraph-rsid="00149975"/>
    </style:style>
    <style:style style:name="P19" style:family="paragraph" style:parent-style-name="Text_20_body">
      <style:text-properties officeooo:rsid="00163f59" officeooo:paragraph-rsid="00163f59"/>
    </style:style>
    <style:style style:name="P20" style:family="paragraph" style:parent-style-name="Text_20_body">
      <style:paragraph-properties fo:break-before="page"/>
      <style:text-properties officeooo:rsid="0005dce6" officeooo:paragraph-rsid="0005dce6"/>
    </style:style>
    <style:style style:name="P21" style:family="paragraph" style:parent-style-name="Illustration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2" style:family="paragraph" style:parent-style-name="Heading_20_1">
      <style:text-properties officeooo:rsid="00031103" officeooo:paragraph-rsid="00031103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3">
      <style:text-properties officeooo:rsid="000964f9" officeooo:paragraph-rsid="000964f9"/>
    </style:style>
    <style:style style:name="P25" style:family="paragraph" style:parent-style-name="Heading_20_3">
      <style:text-properties officeooo:rsid="000964f9" officeooo:paragraph-rsid="000c35d5"/>
    </style:style>
    <style:style style:name="P26" style:family="paragraph" style:parent-style-name="Heading_20_3">
      <style:text-properties officeooo:rsid="000c35d5" officeooo:paragraph-rsid="000c35d5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Heading_20_2">
      <style:paragraph-properties fo:break-before="page"/>
      <style:text-properties officeooo:paragraph-rsid="000f69de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1" style:family="paragraph" style:parent-style-name="Text_20_body" style:list-style-name="L1">
      <style:text-properties officeooo:rsid="00123cef" officeooo:paragraph-rsid="00123cef"/>
    </style:style>
    <style:style style:name="P32" style:family="paragraph" style:parent-style-name="Text_20_body">
      <style:text-properties officeooo:rsid="0013e82f" officeooo:paragraph-rsid="0019ef5a"/>
    </style:style>
    <style:style style:name="P33" style:family="paragraph" style:parent-style-name="Text_20_body">
      <style:text-properties officeooo:rsid="0013e82f" officeooo:paragraph-rsid="001afd47"/>
    </style:style>
    <style:style style:name="P34" style:family="paragraph" style:parent-style-name="Text_20_body">
      <style:text-properties officeooo:rsid="0013e82f" officeooo:paragraph-rsid="001fcf2a"/>
    </style:style>
    <style:style style:name="P35" style:family="paragraph" style:parent-style-name="Text_20_body">
      <style:text-properties officeooo:rsid="0013a9b7" officeooo:paragraph-rsid="0019ef5a"/>
    </style:style>
    <style:style style:name="P36" style:family="paragraph" style:parent-style-name="Text_20_body">
      <style:text-properties officeooo:rsid="001a1365" officeooo:paragraph-rsid="001a1365"/>
    </style:style>
    <style:style style:name="P37" style:family="paragraph" style:parent-style-name="Text_20_body">
      <style:text-properties officeooo:rsid="001afd47" officeooo:paragraph-rsid="001afd47"/>
    </style:style>
    <style:style style:name="P38" style:family="paragraph" style:parent-style-name="Text_20_body">
      <style:text-properties officeooo:rsid="001fcf2a" officeooo:paragraph-rsid="001fcf2a"/>
    </style:style>
    <style:style style:name="P39" style:family="paragraph" style:parent-style-name="Text_20_body">
      <style:text-properties officeooo:rsid="001fcf2a" officeooo:paragraph-rsid="0020c504"/>
    </style:style>
    <style:style style:name="P40" style:family="paragraph" style:parent-style-name="Text_20_body">
      <style:text-properties officeooo:rsid="00149975" officeooo:paragraph-rsid="00149975"/>
    </style:style>
    <style:style style:name="P4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officeooo:rsid="000029e6"/>
    </style:style>
    <style:style style:name="T2" style:family="text">
      <style:text-properties officeooo:rsid="00031103"/>
    </style:style>
    <style:style style:name="T3" style:family="text">
      <style:text-properties officeooo:rsid="0005dce6"/>
    </style:style>
    <style:style style:name="T4" style:family="text">
      <style:text-properties officeooo:rsid="0006f8f2"/>
    </style:style>
    <style:style style:name="T5" style:family="text">
      <style:text-properties text:display="none"/>
    </style:style>
    <style:style style:name="T6" style:family="text">
      <style:text-properties officeooo:rsid="000c35d5"/>
    </style:style>
    <style:style style:name="T7" style:family="text">
      <style:text-properties officeooo:rsid="000f69d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3e82f"/>
    </style:style>
    <style:style style:name="T10" style:family="text">
      <style:text-properties officeooo:rsid="001a1365"/>
    </style:style>
    <style:style style:name="T11" style:family="text">
      <style:text-properties officeooo:rsid="001afd47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9"><text:a xlink:type="simple" xlink:href="#__RefHeading___Toc182_507706319" text:style-name="Index_20_Link" text:visited-style-name="Index_20_Link"><text:s/>1 <text:s/>Modelo Dinámico<text:tab/>1</text:a></text:p>
          <text:p text:style-name="P29"><text:a xlink:type="simple" xlink:href="#__RefHeading___Toc184_507706319" text:style-name="Index_20_Link" text:visited-style-name="Index_20_Link"><text:s/>2 <text:s/>Control modelo de segundo orden<text:tab/>2</text:a></text:p>
          <text:p text:style-name="P30"><text:a xlink:type="simple" xlink:href="#__RefHeading___Toc186_507706319" text:style-name="Index_20_Link" text:visited-style-name="Index_20_Link"><text:s/>2.1 <text:s/>Control Sliding<text:tab/>2</text:a></text:p>
          <text:p text:style-name="P30"><text:a xlink:type="simple" xlink:href="#__RefHeading___Toc227_1503065877" text:style-name="Index_20_Link" text:visited-style-name="Index_20_Link"><text:s/>2.2 <text:s/>Resultados<text:tab/>4</text:a></text:p>
          <text:p text:style-name="P41"><text:a xlink:type="simple" xlink:href="#__RefHeading___Toc255_1692739703" text:style-name="Index_20_Link" text:visited-style-name="Index_20_Link"><text:s/>2.2.1 <text:s/>script python uav_z<text:tab/>4</text:a></text:p>
          <text:p text:style-name="P41"><text:a xlink:type="simple" xlink:href="#__RefHeading___Toc229_1503065877" text:style-name="Index_20_Link" text:visited-style-name="Index_20_Link"><text:s/>2.2.2 <text:s/>K=1<text:tab/>4</text:a></text:p>
          <text:p text:style-name="P41"><text:a xlink:type="simple" xlink:href="#__RefHeading___Toc257_1692739703" text:style-name="Index_20_Link" text:visited-style-name="Index_20_Link"><text:s/>2.2.3 <text:s/>K=4<text:tab/>6</text:a></text:p>
          <text:p text:style-name="P41"><text:a xlink:type="simple" xlink:href="#__RefHeading___Toc259_1692739703" text:style-name="Index_20_Link" text:visited-style-name="Index_20_Link"><text:s/>2.2.4 <text:s/>Observaciones<text:tab/>7</text:a></text:p>
          <text:p text:style-name="P30"><text:a xlink:type="simple" xlink:href="#__RefHeading___Toc375_1672089833" text:style-name="Index_20_Link" text:visited-style-name="Index_20_Link"><text:s/>2.3 <text:s/>Control switch con recta en el origen<text:tab/>8</text:a></text:p>
          <text:p text:style-name="P41"><text:a xlink:type="simple" xlink:href="#__RefHeading___Toc377_1672089833" text:style-name="Index_20_Link" text:visited-style-name="Index_20_Link"><text:s/>2.3.1 <text:s/>Test<text:tab/>9</text:a></text:p>
          <text:p text:style-name="P29"><text:a xlink:type="simple" xlink:href="#__RefHeading___Toc491_3469834798" text:style-name="Index_20_Link" text:visited-style-name="Index_20_Link"><text:s/>3 <text:s/>Convergencia control discreto<text:tab/>11</text:a></text:p>
        </text:index-body>
      </text:table-of-content>
      <text:p text:style-name="Standard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  <text:p text:style-name="P21"><text:a xlink:type="simple" xlink:href="#Illustration!0|sequence" text:style-name="Index_20_Link" text:visited-style-name="Index_20_Link"><text:s/>Illustration 1: Evolucion de la posicion desde 1m inicial<text:tab/>3</text:a></text:p>
          <text:p text:style-name="P21"><text:a xlink:type="simple" xlink:href="#Illustration!1|sequence" text:style-name="Index_20_Link" text:visited-style-name="Index_20_Link"><text:s/>Illustration 2: Evolucion de la velocidad<text:tab/>3</text:a></text:p>
          <text:p text:style-name="P21"><text:a xlink:type="simple" xlink:href="#Illustration!2|sequence" text:style-name="Index_20_Link" text:visited-style-name="Index_20_Link"><text:s/>Illustration 3: Evolucion de la aceleracion (entrada al sistema)<text:tab/>4</text:a></text:p>
          <text:p text:style-name="P21"><text:a xlink:type="simple" xlink:href="#Illustration!3|sequence" text:style-name="Index_20_Link" text:visited-style-name="Index_20_Link"><text:s/>Illustration 4: Evolucion de la posicion desde 1m inicial<text:tab/>5</text:a></text:p>
          <text:p text:style-name="P21"><text:a xlink:type="simple" xlink:href="#Illustration!4|sequence" text:style-name="Index_20_Link" text:visited-style-name="Index_20_Link"><text:s/>Illustration 5: Evolucion de la velocidad<text:tab/>5</text:a></text:p>
          <text:p text:style-name="P21"><text:a xlink:type="simple" xlink:href="#Illustration!5|sequence" text:style-name="Index_20_Link" text:visited-style-name="Index_20_Link"><text:s/>Illustration 6: Evolucion de la aceleracion (entrada al sistema)<text:tab/>6</text:a></text:p>
        </text:index-body>
      </text:illustration-index>
      <text:p text:style-name="Standard"/>
      <text:h text:style-name="Heading_20_1" text:outline-level="1"><text:bookmark-start text:name="__RefHeading___Toc182_507706319"/>Modelo <text:span text:style-name="T1">Dinámico</text:span><text:bookmark-end text:name="__RefHeading___Toc182_507706319"/></text:h>
      <text:p text:style-name="P1">Las ecuaciones dinámicas que definen el modelo son las siguienes:</text:p>
      <text:p text:style-name="P1"/>
      <text:p text:style-name="P1"><draw:frame draw:style-name="fr5" draw:name="Object2" text:anchor-type="as-char" svg:y="-0.7201in" svg:width="0.6173in" svg:height="1.4063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">c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5" draw:name="Object3" text:anchor-type="as-char" svg:y="-0.1484in" svg:width="0.3598in" svg:height="0.1839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B1" office:value-type="string">
            <text:p text:style-name="P3">Posicion y velocidad eje z, resp.</text:p>
          </table:table-cell>
        </table:table-row>
        <table:table-row>
          <table:table-cell table:style-name="Table1.A2" office:value-type="string">
            <text:p text:style-name="Table_20_Contents"><draw:frame draw:style-name="fr5" draw:name="Object4" text:anchor-type="as-char" svg:y="-0.1484in" svg:width="0.3307in" svg:height="0.1839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B2" office:value-type="string">
            <text:p text:style-name="P3">Velocidad ejes cuerpo: ejes x, y, resp.</text:p>
          </table:table-cell>
        </table:table-row>
        <table:table-row>
          <table:table-cell table:style-name="Table1.A2" office:value-type="string">
            <text:p text:style-name="Table_20_Contents"><draw:frame draw:style-name="fr5" draw:name="Object5" text:anchor-type="as-char" svg:y="-0.1484in" svg:width="0.2161in" svg:height="0.2091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lineal eje x</text:p>
          </table:table-cell>
        </table:table-row>
        <table:table-row>
          <table:table-cell table:style-name="Table1.A2" office:value-type="string">
            <text:p text:style-name="Table_20_Contents"><draw:frame draw:style-name="fr5" draw:name="Object6" text:anchor-type="as-char" svg:y="-0.1484in" svg:width="0.2165in" svg:height="0.2091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lineal eje y</text:p>
          </table:table-cell>
        </table:table-row>
        <table:table-row>
          <table:table-cell table:style-name="Table1.A2" office:value-type="string">
            <text:p text:style-name="Table_20_Contents"><draw:frame draw:style-name="fr5" draw:name="Object7" text:anchor-type="as-char" svg:y="-0.1484in" svg:width="0.2374in" svg:height="0.2091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lineal eje z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5" draw:name="Object8" text:anchor-type="as-char" svg:y="-0.1484in" svg:width="0.2098in" svg:height="0.2091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angular eje z</text:p>
          </table:table-cell>
        </table:table-row>
      </table:table>
      <text:p text:style-name="P2"/>
      <text:p text:style-name="P2"/>
      <text:h text:style-name="P22" text:outline-level="1"><text:bookmark-start text:name="__RefHeading___Toc184_507706319"/>Control modelo de segundo orden<text:bookmark-end text:name="__RefHeading___Toc184_507706319"/></text:h>
      <text:p text:style-name="P5">Para el sistema de segundo orden:</text:p>
      <text:p text:style-name="P4"><draw:frame draw:style-name="fr5" draw:name="Object9" text:anchor-type="as-char" svg:y="-0.2437in" svg:width="0.6173in" svg:height="0.4535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5">se quiere realizar un control para llevar <draw:frame draw:style-name="fr5" draw:name="Object1" text:anchor-type="as-char" svg:y="-0.1484in" svg:width="0.1598in" svg:height="0.1839in" draw:z-index="8"><draw:object xlink:href="./Object 1" xlink:type="simple" xlink:show="embed" xlink:actuate="onLoad"/><draw:image xlink:href="./ObjectReplacements/Object 1" xlink:type="simple" xlink:show="embed" xlink:actuate="onLoad"/><svg:desc>formula</svg:desc></draw:frame>a un valor requerido <draw:frame draw:style-name="fr5" draw:name="Object10" text:anchor-type="as-char" svg:y="-0.1484in" svg:width="0.2925in" svg:height="0.2091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s/>de forma que la velocidad y la aceleracion estén limitadas</text:p>
      <text:p text:style-name="P6"><draw:frame draw:style-name="fr5" draw:name="Object11" text:anchor-type="as-char" svg:y="-0.2417in" svg:width="0.6807in" svg:height="0.4252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h text:style-name="Heading_20_2" text:outline-level="2"><text:bookmark-start text:name="__RefHeading___Toc186_507706319"/>Control Sliding<text:bookmark-end text:name="__RefHeading___Toc186_507706319"/></text:h>
      <text:p text:style-name="P7">Sea <text:span text:style-name="T4">el error de posicion</text:span></text:p>
      <text:p text:style-name="P7"><draw:frame draw:style-name="fr5" draw:name="Object12" text:anchor-type="as-char" svg:y="-0.1484in" svg:width="0.7327in" svg:height="0.2091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7">derivando</text:p>
      <text:p text:style-name="P7"><draw:frame draw:style-name="fr5" draw:name="Object13" text:anchor-type="as-char" svg:y="-0.1744in" svg:width="1.5835in" svg:height="0.2346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, <text:span text:style-name="T4">considerando que el destino tiene velocidad cero</text:span></text:p>
      <text:p text:style-name="P7"><draw:frame draw:style-name="fr5" draw:name="Object26" text:anchor-type="as-char" svg:y="-0.1744in" svg:width="1.2307in" svg:height="0.2346in" draw:z-index="3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7">Si <text:span text:style-name="T2"><draw:frame draw:style-name="fr5" draw:name="Object14" text:anchor-type="as-char" svg:y="-0.1484in" svg:width="0.2016in" svg:height="0.183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"><text:s/></text:span>se considera como variable virtual de control del sistema </text:p>
      <text:p text:style-name="P7"><draw:frame draw:style-name="fr5" draw:name="Object15" text:anchor-type="as-char" svg:y="-0.1744in" svg:width="0.8925in" svg:height="0.2346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7">de forma que el sistema <draw:frame draw:style-name="fr5" draw:name="Object16" text:anchor-type="as-char" svg:y="-0.1744in" svg:width="0.7783in" svg:height="0.2102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sea estable, <text:span text:style-name="T3">K positiva,</text:span> se tiene:</text:p>
      <text:p text:style-name="P7"><draw:frame draw:style-name="fr5" draw:name="Object17" text:anchor-type="as-char" svg:y="-0.1744in" svg:width="1.0634in" svg:height="0.2346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7">llamando a la variable <draw:frame draw:style-name="fr5" draw:name="Object18" text:anchor-type="as-char" svg:y="-0.089in" svg:width="0.2138in" svg:height="0.0984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7"><draw:frame draw:style-name="fr5" draw:name="Object19" text:anchor-type="as-char" svg:y="-0.1744in" svg:width="1.1772in" svg:height="0.2346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9">En discreto</text:p>
      <text:p text:style-name="P9"><draw:frame draw:style-name="fr5" draw:name="Object20" text:anchor-type="as-char" svg:y="-0.1744in" svg:width="1.8189in" svg:height="0.2346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9">para el siguiente instante de tiempo se tiene:</text:p>
      <text:p text:style-name="P9"><draw:frame draw:style-name="fr5" draw:name="Object21" text:anchor-type="as-char" svg:y="-0.1744in" svg:width="2.4102in" svg:height="0.2346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9">y sustituyendo</text:p>
      <text:p text:style-name="P9"><draw:frame draw:style-name="fr5" draw:name="Object22" text:anchor-type="as-char" svg:y="-0.1744in" svg:width="3.6925in" svg:height="0.2346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9">e igulando a cero, y despejando la variable de control <draw:frame draw:style-name="fr5" draw:name="Object25" text:anchor-type="as-char" svg:y="-0.1484in" svg:width="0.2374in" svg:height="0.2091in" draw:z-index="3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9"><draw:frame draw:style-name="fr5" draw:name="Object23" text:anchor-type="as-char" svg:y="-0.1484in" svg:width="0.85in" svg:height="0.1898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9">se tiene</text:p>
      <text:p text:style-name="P9"><draw:frame draw:style-name="fr5" draw:name="Object24" text:anchor-type="as-char" svg:y="-0.152in" svg:width="2.1965in" svg:height="0.2126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9"/>
      <text:p text:style-name="P9"/>
      <text:p text:style-name="P9"><text:soft-page-break/></text:p>
      <text:h text:style-name="P27" text:outline-level="2"><text:bookmark-start text:name="__RefHeading___Toc227_1503065877"/>Resultados<text:bookmark-end text:name="__RefHeading___Toc227_1503065877"/></text:h>
      <text:p text:style-name="P11">Desde una posicion inicial de 1m y velocidad = 0m/s se muestra la evolucion del sistema usando el control para dos valroes de K</text:p>
      <text:p text:style-name="P12"/>
      <text:h text:style-name="Heading_20_3" text:outline-level="3"><text:bookmark-start text:name="__RefHeading___Toc255_1692739703"/>script python uav_z<text:bookmark-end text:name="__RefHeading___Toc255_1692739703"/></text:h>
      <text:p text:style-name="P12">Se ejecuta el script python uav_z</text:p>
      <text:h text:style-name="P24" text:outline-level="3"><text:bookmark-start text:name="__RefHeading___Toc229_1503065877"/>K=1<text:bookmark-end text:name="__RefHeading___Toc229_1503065877"/></text:h>
      <text:p text:style-name="P9"><draw:frame draw:style-name="fr1" draw:name="Frame1" text:anchor-type="paragraph" svg:width="3.5465in" draw:z-index="24"><draw:text-box fo:min-height="2.6598in"><text:p text:style-name="Illustration"><draw:frame draw:style-name="fr4" draw:name="Image1" text:anchor-type="as-char" svg:width="3.5465in" style:rel-width="100%" svg:height="2.6598in" style:rel-height="scale" draw:z-index="27"><draw:image xlink:href="../figures/test_1_k1.png" xlink:type="simple" xlink:show="embed" xlink:actuate="onLoad" loext:mime-type="image/png"/></draw:frame><text:span text:style-name="T5"><text:line-break/></text:span>Illustration <text:sequence text:ref-name="refIllustration0" text:name="Illustration" text:formula="ooow:Illustration+1" style:num-format="1">1</text:sequence>: Evolucion de la posicion desde 1m inicial </text:p></draw:text-box></draw:frame></text:p>
      <text:p text:style-name="P9"/>
      <text:p text:style-name="P9"><draw:frame draw:style-name="fr1" draw:name="Frame2" text:anchor-type="paragraph" svg:width="3.5465in" draw:z-index="25"><draw:text-box fo:min-height="2.6598in"><text:p text:style-name="Illustration"><draw:frame draw:style-name="fr4" draw:name="Image2" text:anchor-type="as-char" svg:width="3.5465in" style:rel-width="100%" svg:height="2.6598in" style:rel-height="scale" draw:z-index="29"><draw:image xlink:href="../figures/test_2_k1.png" xlink:type="simple" xlink:show="embed" xlink:actuate="onLoad" loext:mime-type="image/png"/></draw:frame><text:span text:style-name="T5"><text:line-break/></text:span>Illustration <text:sequence text:ref-name="refIllustration1" text:name="Illustration" text:formula="ooow:Illustration+1" style:num-format="1">2</text:sequence>: Evolucion de la velocidad</text:p></draw:text-box></draw:frame></text:p>
      <text:p text:style-name="P9"><text:soft-page-break/><draw:frame draw:style-name="fr2" draw:name="Frame3" text:anchor-type="as-char" svg:width="4.5661in" style:rel-width="66%" svg:height="3.4244in" style:rel-height="scale-min" draw:z-index="30"><draw:text-box><text:p text:style-name="Illustration"><draw:frame draw:style-name="fr4" draw:name="Image3" text:anchor-type="as-char" svg:width="4.5661in" style:rel-width="100%" svg:height="3.4244in" style:rel-height="scale" draw:z-index="31"><draw:image xlink:href="../figures/test_3_k1.png" xlink:type="simple" xlink:show="embed" xlink:actuate="onLoad" loext:mime-type="image/png"/></draw:frame><text:span text:style-name="T5"><text:line-break/></text:span>Illustration <text:sequence text:ref-name="refIllustration2" text:name="Illustration" text:formula="ooow:Illustration+1" style:num-format="1">3</text:sequence>: Evolucion de la aceleracion (entrada al sistema)</text:p></draw:text-box></draw:frame></text:p>
      <text:p text:style-name="P9"/>
      <text:p text:style-name="P20"/>
      <text:h text:style-name="P25" text:outline-level="3"><text:bookmark-start text:name="__RefHeading___Toc257_1692739703"/>K=<text:span text:style-name="T6">4</text:span><text:bookmark-end text:name="__RefHeading___Toc257_1692739703"/></text:h>
      <text:p text:style-name="P10"><draw:frame draw:style-name="fr1" draw:name="Frame5" text:anchor-type="paragraph" svg:width="3.5465in" draw:z-index="26"><draw:text-box fo:min-height="2.6598in"><text:p text:style-name="Illustration"><draw:frame draw:style-name="fr4" draw:name="Image5" text:anchor-type="as-char" svg:width="3.5465in" style:rel-width="100%" svg:height="2.6598in" style:rel-height="scale" draw:z-index="37"><draw:image xlink:href="../figures/test_1_k4.png" xlink:type="simple" xlink:show="embed" xlink:actuate="onLoad" loext:mime-type="image/png"/></draw:frame><text:span text:style-name="T5"><text:line-break/></text:span>Illustration <text:sequence text:ref-name="refIllustration3" text:name="Illustration" text:formula="ooow:Illustration+1" style:num-format="1">4</text:sequence>: Evolucion de la posicion desde 1m inicial </text:p></draw:text-box></draw:frame></text:p>
      <text:p text:style-name="P10"/>
      <text:p text:style-name="P10"><draw:frame draw:style-name="fr1" draw:name="Frame6" text:anchor-type="paragraph" svg:width="3.5465in" draw:z-index="28"><draw:text-box fo:min-height="2.6598in"><text:p text:style-name="Illustration"><draw:frame draw:style-name="fr4" draw:name="Image6" text:anchor-type="as-char" svg:width="3.5465in" style:rel-width="100%" svg:height="2.6598in" style:rel-height="scale" draw:z-index="42"><draw:image xlink:href="../figures/test_2_k4.png" xlink:type="simple" xlink:show="embed" xlink:actuate="onLoad" loext:mime-type="image/png"/></draw:frame><text:span text:style-name="T5"><text:line-break/></text:span>Illustration <text:sequence text:ref-name="refIllustration4" text:name="Illustration" text:formula="ooow:Illustration+1" style:num-format="1">5</text:sequence>: Evolucion de la velocidad</text:p></draw:text-box></draw:frame></text:p>
      <text:p text:style-name="P10"><text:soft-page-break/><draw:frame draw:style-name="fr2" draw:name="Frame4" text:anchor-type="as-char" svg:width="4.5661in" style:rel-width="66%" svg:height="3.4244in" style:rel-height="scale-min" draw:z-index="32"><draw:text-box><text:p text:style-name="Illustration"><draw:frame draw:style-name="fr4" draw:name="Image4" text:anchor-type="as-char" svg:width="4.5661in" style:rel-width="100%" svg:height="3.4244in" style:rel-height="scale" draw:z-index="33"><draw:image xlink:href="../figures/test_3_k4.png" xlink:type="simple" xlink:show="embed" xlink:actuate="onLoad" loext:mime-type="image/png"/></draw:frame><text:span text:style-name="T5"><text:line-break/></text:span>Illustration <text:sequence text:ref-name="refIllustration5" text:name="Illustration" text:formula="ooow:Illustration+1" style:num-format="1">6</text:sequence>: Evolucion de la aceleracion (entrada al sistema)</text:p></draw:text-box></draw:frame></text:p>
      <text:p text:style-name="P10"/>
      <text:h text:style-name="P26" text:outline-level="3"><text:bookmark-start text:name="__RefHeading___Toc259_1692739703"/>Observaciones<text:bookmark-end text:name="__RefHeading___Toc259_1692739703"/></text:h>
      <text:p text:style-name="P13">Para K=4 se observan oscilaciones en posicion y velocidad. La aceleración está saturando a +/- el valor máximo.</text:p>
      <text:p text:style-name="P13"/>
      <text:h text:style-name="P28" text:outline-level="2"><text:bookmark-start text:name="__RefHeading___Toc375_1672089833"/>Control <text:span text:style-name="T7">switch con recta en el origen</text:span><text:bookmark-end text:name="__RefHeading___Toc375_1672089833"/></text:h>
      <text:p text:style-name="P15">En un diagrama de phses (posicion-velocidad) se distinguen dos zonas:</text:p>
      <text:list xml:id="list3584896345" text:style-name="L1">
        <text:list-item>
          <text:p text:style-name="P31">una parte recta en el origen (<text:span text:style-name="T8">r</text:span>)</text:p>
        </text:list-item>
        <text:list-item>
          <text:p text:style-name="P31">una parte parabolica (<text:span text:style-name="T8">SI</text:span>)</text:p>
        </text:list-item>
      </text:list>
      <text:p text:style-name="P15">que son tangentes en el punto con posicion <text:span text:style-name="T8">x0</text:span></text:p>
      <text:p text:style-name="P16"/>
      <text:p text:style-name="P8"><draw:frame draw:style-name="fr3" draw:name="Frame7" text:anchor-type="paragraph" svg:width="6.0201in" draw:z-index="34"><draw:text-box fo:min-height="3.0201in"><text:p text:style-name="Illustration"><draw:frame draw:style-name="fr4" draw:name="Image11" text:anchor-type="as-char" svg:width="6.0201in" style:rel-width="100%" svg:height="3.0201in" style:rel-height="scale" draw:z-index="43"><draw:image xlink:href="../figures/draw_1.png" xlink:type="simple" xlink:show="embed" xlink:actuate="onLoad" loext:mime-type="image/png"/></draw:frame><text:span text:style-name="T5"><text:line-break/></text:span>Illustration <text:sequence text:ref-name="refIllustration6" text:name="Illustration" text:formula="ooow:Illustration+1" style:num-format="1">7</text:sequence>: diagrama de fases poscion-velocidad </text:p></draw:text-box></draw:frame></text:p>
      <text:p text:style-name="P8"/>
      <text:h text:style-name="Heading_20_3" text:outline-level="3"><text:bookmark-start text:name="__RefHeading___Toc377_1672089833"/><text:soft-page-break/>Test<text:bookmark-end text:name="__RefHeading___Toc377_1672089833"/></text:h>
      <text:p text:style-name="P14"><draw:frame draw:style-name="fr4" draw:name="Image7" text:anchor-type="as-char" svg:width="5.0083in" style:rel-width="72%" svg:height="3.7555in" style:rel-height="scale" draw:z-index="38"><draw:image xlink:href="../figures/test_c2_1.png" xlink:type="simple" xlink:show="embed" xlink:actuate="onLoad" loext:mime-type="image/png"/></draw:frame></text:p>
      <text:p text:style-name="P14"/>
      <text:p text:style-name="P14"><draw:frame draw:style-name="fr4" draw:name="Image8" text:anchor-type="as-char" svg:width="5.0083in" style:rel-width="72%" svg:height="3.7555in" style:rel-height="scale" draw:z-index="39"><draw:image xlink:href="../figures/test_c2_2.png" xlink:type="simple" xlink:show="embed" xlink:actuate="onLoad" loext:mime-type="image/png"/></draw:frame></text:p>
      <text:p text:style-name="P14"><text:soft-page-break/><draw:frame draw:style-name="fr4" draw:name="Image9" text:anchor-type="as-char" svg:width="5.0083in" style:rel-width="72%" svg:height="3.7555in" style:rel-height="scale" draw:z-index="40"><draw:image xlink:href="../figures/test_c2_3.png" xlink:type="simple" xlink:show="embed" xlink:actuate="onLoad" loext:mime-type="image/png"/></draw:frame></text:p>
      <text:p text:style-name="P14"/>
      <text:p text:style-name="P14"><draw:frame draw:style-name="fr4" draw:name="Image10" text:anchor-type="as-char" svg:width="5.0083in" style:rel-width="72%" svg:height="3.7555in" style:rel-height="scale" draw:z-index="41"><draw:image xlink:href="../figures/test_c2_4.png" xlink:type="simple" xlink:show="embed" xlink:actuate="onLoad" loext:mime-type="image/png"/></draw:frame></text:p>
      <text:p text:style-name="P14"/>
      <text:h text:style-name="P23" text:outline-level="1"><text:bookmark-start text:name="__RefHeading___Toc491_3469834798"/>Convergencia control discreto<text:bookmark-end text:name="__RefHeading___Toc491_3469834798"/></text:h>
      <text:p text:style-name="P35">Sea el sistema <text:span text:style-name="T9">en continuo</text:span>:</text:p>
      <text:p text:style-name="P35"><draw:frame draw:style-name="fr5" draw:name="Object27" text:anchor-type="as-char" svg:y="-0.2437in" svg:width="0.5154in" svg:height="0.4283in" draw:z-index="54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32">en discreto</text:p>
      <text:p text:style-name="P32"><draw:frame draw:style-name="fr5" draw:name="Object28" text:anchor-type="as-char" svg:y="-0.2201in" svg:width="1.5689in" svg:height="0.3866in" draw:z-index="5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2"/>
      <text:h text:style-name="Heading_20_2" text:outline-level="2"><text:span text:style-name="T10">Position final cero, </text:span>Velocidad final cero</text:h>
      <text:p text:style-name="P36">Para calcular el control, se define el error e[k] como</text:p>
      <text:p text:style-name="P36"><draw:frame draw:style-name="fr5" draw:name="Object40" text:anchor-type="as-char" svg:y="-0.1484in" svg:width="0.8193in" svg:height="0.1898in" draw:z-index="55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36">en el siguiente instante de tiempo (siguiente muestra)</text:p>
      <text:p text:style-name="P34"><draw:frame draw:style-name="fr5" draw:name="Object29" text:anchor-type="as-char" svg:y="-0.1484in" svg:width="2.7598in" svg:height="0.1898in" draw:z-index="4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34">se define sigma :</text:p>
      <text:p text:style-name="P33"><draw:frame draw:style-name="fr5" draw:name="Object30" text:anchor-type="as-char" svg:y="-0.428in" svg:width="2.1083in" svg:height="0.8016in" draw:z-index="47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38">con el valor de K</text:p>
      <text:p text:style-name="P39"><draw:frame draw:style-name="fr5" draw:name="Object44" text:anchor-type="as-char" svg:y="-0.152in" svg:width="0.9846in" svg:height="0.1992in" draw:z-index="58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37">Cuando el valor de sigma[k] sea cero se tiene que </text:p>
      <text:p text:style-name="P37"><draw:frame draw:style-name="fr5" draw:name="Object42" text:anchor-type="as-char" svg:y="-0.2201in" svg:width="2.2075in" svg:height="0.3866in" draw:z-index="57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37">con lo que el sistema incial es estable. </text:p>
      <text:p text:style-name="P37">Hay que calcular el valor de u para que esto sea posible. Esto nos define el control del sistema.</text:p>
      <text:p text:style-name="P37">Se calcula e<text:span text:style-name="T9">l siguiente valor de sigma </text:span></text:p>
      <text:p text:style-name="P17"><draw:frame draw:style-name="fr5" draw:name="Object31" text:anchor-type="as-char" svg:y="-0.1484in" svg:width="2.0335in" svg:height="0.1898in" draw:z-index="44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7">sustituyendo</text:p>
      <text:p text:style-name="P17"><draw:frame draw:style-name="fr5" draw:name="Object32" text:anchor-type="as-char" svg:y="-0.152in" svg:width="2.9528in" svg:height="0.1992in" draw:z-index="45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7">Si hacemos que <text:span text:style-name="T11">en el siguiente instante de tiempo </text:span>sigma(k+1)=0</text:p>
      <text:p text:style-name="P17"><draw:frame draw:style-name="fr5" draw:name="Object33" text:anchor-type="as-char" svg:y="-0.152in" svg:width="3.1736in" svg:height="0.1992in" draw:z-index="48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7">y despejamos u(k)</text:p>
      <text:p text:style-name="P17"><text:soft-page-break/><draw:frame draw:style-name="fr5" draw:name="Object34" text:anchor-type="as-char" svg:y="-0.3256in" svg:width="2.3898in" svg:height="0.6043in" draw:z-index="49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8"/>
      <text:p text:style-name="P18">El sistema discreto queda de la forma</text:p>
      <text:p text:style-name="P18"><draw:frame draw:style-name="fr5" draw:name="Object35" text:anchor-type="as-char" svg:y="-0.222in" svg:width="2.7126in" svg:height="0.3965in" draw:z-index="50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8">operando</text:p>
      <text:p text:style-name="P18"><draw:frame draw:style-name="fr5" draw:name="Object36" text:anchor-type="as-char" svg:y="-0.222in" svg:width="1.961in" svg:height="0.3965in" draw:z-index="51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8">operando</text:p>
      <text:p text:style-name="P18"><draw:frame draw:style-name="fr5" draw:name="Object37" text:anchor-type="as-char" svg:y="-0.6354in" svg:width="3.3453in" svg:height="1.2165in" draw:z-index="52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8"/>
      <text:p text:style-name="P19">y para la velocidad</text:p>
      <text:p text:style-name="P19"><draw:frame draw:style-name="fr5" draw:name="Object39" text:anchor-type="as-char" svg:y="-0.428in" svg:width="2.7126in" svg:height="0.7965in" draw:z-index="56"><draw:object xlink:href="./Object 38" xlink:type="simple" xlink:show="embed" xlink:actuate="onLoad"/><draw:image xlink:href="./ObjectReplacements/Object 38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family-generic="swiss" style:font-pitch="variable" officeooo:rsid="000029e6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20%"/>
      <style:text-properties officeooo:rsid="0005dce6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5.4.3.2$Windows_X86_64 LibreOffice_project/92a7159f7e4af62137622921e809f8546db437e5</meta:generator>
    <dc:date>2019-01-09T00:05:06.593000000</dc:date>
    <meta:editing-duration>PT2H31M46S</meta:editing-duration>
    <meta:editing-cycles>19</meta:editing-cycles>
    <meta:document-statistic meta:table-count="1" meta:image-count="11" meta:object-count="41" meta:page-count="12" meta:paragraph-count="123" meta:word-count="538" meta:character-count="3205" meta:non-whitespace-character-count="2701"/>
  </office:meta>
</office:document-meta>
</file>

<file path=Object 1/content.xml><?xml version="1.0" encoding="utf-8"?>
<math xmlns="http://www.w3.org/1998/Math/MathML" display="block">
  <semantics>
    <mi>z</mi>
    <annotation encoding="StarMath 5.0">z</annotation>
  </semantics>
</math>
</file>

<file path=Object 10/content.xml><?xml version="1.0" encoding="utf-8"?>
<math xmlns="http://www.w3.org/1998/Math/MathML" display="block">
  <semantics>
    <msub>
      <mi>z</mi>
      <mi mathvariant="italic">req</mi>
    </msub>
    <annotation encoding="StarMath 5.0">z_req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o fence="true" stretchy="true">|</mo>
              <mrow>
                <mi>w</mi>
              </mrow>
              <mo fence="true" stretchy="true">|</mo>
            </mrow>
            <mo stretchy="false">&lt;</mo>
            <msup>
              <mi>w</mi>
              <mi mathvariant="italic">max</mi>
            </msup>
          </mrow>
        </mtd>
      </mtr>
      <mtr>
        <mtd>
          <mrow>
            <mrow>
              <mo fence="true" stretchy="true">|</mo>
              <mrow>
                <mi>u</mi>
              </mrow>
              <mo fence="true" stretchy="true">|</mo>
            </mrow>
            <mo stretchy="false">&lt;</mo>
            <msup>
              <mi>u</mi>
              <mi mathvariant="italic">max</mi>
            </msup>
          </mrow>
        </mtd>
      </mtr>
    </mtable>
    <annotation encoding="StarMath 5.0">
abs w  &lt;  w^{max} newline
abs{u} &lt; u^{max}

</annotation>
  </semantics>
</math>
</file>

<file path=Object 12/content.xml><?xml version="1.0" encoding="utf-8"?>
<math xmlns="http://www.w3.org/1998/Math/MathML" display="block">
  <semantics>
    <mrow>
      <mi>e</mi>
      <mo stretchy="false">=</mo>
      <mrow>
        <mi>z</mi>
        <mo stretchy="false">−</mo>
        <msub>
          <mi>z</mi>
          <mi mathvariant="italic">req</mi>
        </msub>
      </mrow>
    </mrow>
    <annotation encoding="StarMath 5.0">e = z - z_req
 </annotation>
  </semantics>
</math>
</file>

<file path=Object 13/content.xml><?xml version="1.0" encoding="utf-8"?>
<math xmlns="http://www.w3.org/1998/Math/MathML" display="block">
  <semantics>
    <mrow>
      <msup>
        <mi>e</mi>
        <mrow>
          <mo fence="true" stretchy="false">(</mo>
          <mrow>
            <mn>1</mn>
          </mrow>
          <mo fence="true" stretchy="false">)</mo>
        </mrow>
      </msup>
      <mo stretchy="false">=</mo>
      <mrow>
        <msup>
          <mi>z</mi>
          <mrow>
            <mo fence="true" stretchy="false">(</mo>
            <mrow>
              <mn>1</mn>
            </mrow>
            <mo fence="true" stretchy="false">)</mo>
          </mrow>
        </msup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  <mo stretchy="false">=</mo>
      <mrow>
        <mi>w</mi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</mrow>
    <annotation encoding="StarMath 5.0">e^(1) = z^(1) - z_req^(1) = w - z_req^(1)</annotation>
  </semantics>
</math>
</file>

<file path=Object 14/content.xml><?xml version="1.0" encoding="utf-8"?>
<math xmlns="http://www.w3.org/1998/Math/MathML" display="block">
  <semantics>
    <mi>w</mi>
    <annotation encoding="StarMath 5.0">w</annotation>
  </semantics>
</math>
</file>

<file path=Object 15/content.xml><?xml version="1.0" encoding="utf-8"?>
<math xmlns="http://www.w3.org/1998/Math/MathML" display="block">
  <semantics>
    <mrow>
      <msup>
        <mi>e</mi>
        <mrow>
          <mo fence="true" stretchy="false">(</mo>
          <mrow>
            <mn>1</mn>
          </mrow>
          <mo fence="true" stretchy="false">)</mo>
        </mrow>
      </msup>
      <mo stretchy="false">=</mo>
      <mrow>
        <mi>w</mi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</mrow>
    <annotation encoding="StarMath 5.0">e^(1) = w - z_req^(1)</annotation>
  </semantics>
</math>
</file>

<file path=Object 16/content.xml><?xml version="1.0" encoding="utf-8"?>
<math xmlns="http://www.w3.org/1998/Math/MathML" display="block">
  <semantics>
    <mrow>
      <mrow>
        <msup>
          <mi>e</mi>
          <mrow>
            <mo fence="true" stretchy="false">(</mo>
            <mrow>
              <mn>1</mn>
            </mrow>
            <mo fence="true" stretchy="false">)</mo>
          </mrow>
        </msup>
        <mo stretchy="false">=</mo>
        <mrow>
          <mo stretchy="false">−</mo>
          <mi>K</mi>
        </mrow>
      </mrow>
      <mi>e</mi>
    </mrow>
    <annotation encoding="StarMath 5.0">e^(1) = -K e</annotation>
  </semantics>
</math>
</file>

<file path=Object 17/content.xml><?xml version="1.0" encoding="utf-8"?>
<math xmlns="http://www.w3.org/1998/Math/MathML" display="block">
  <semantics>
    <mrow>
      <mrow>
        <mo stretchy="false">−</mo>
        <mi>K</mi>
      </mrow>
      <mrow>
        <mi>e</mi>
        <mo stretchy="false">=</mo>
        <mrow>
          <mi>w</mi>
          <mo stretchy="false">−</mo>
          <msubsup>
            <mi>z</mi>
            <mi mathvariant="italic">req</mi>
            <mrow>
              <mo fence="true" stretchy="false">(</mo>
              <mrow>
                <mn>1</mn>
              </mrow>
              <mo fence="true" stretchy="false">)</mo>
            </mrow>
          </msubsup>
        </mrow>
      </mrow>
    </mrow>
    <annotation encoding="StarMath 5.0">-K e = w - z_req^(1)</annotation>
  </semantics>
</math>
</file>

<file path=Object 18/content.xml><?xml version="1.0" encoding="utf-8"?>
<math xmlns="http://www.w3.org/1998/Math/MathML" display="block">
  <semantics>
    <mi>σ</mi>
    <annotation encoding="StarMath 5.0">%sigma </annotation>
  </semantics>
</math>
</file>

<file path=Object 19/content.xml><?xml version="1.0" encoding="utf-8"?>
<math xmlns="http://www.w3.org/1998/Math/MathML" display="block">
  <semantics>
    <mrow>
      <mrow>
        <mi>σ</mi>
        <mo stretchy="false">=</mo>
        <mrow>
          <mi>w</mi>
          <mo stretchy="false">−</mo>
          <msubsup>
            <mi>z</mi>
            <mi mathvariant="italic">req</mi>
            <mrow>
              <mo fence="true" stretchy="false">(</mo>
              <mrow>
                <mn>1</mn>
              </mrow>
              <mo fence="true" stretchy="false">)</mo>
            </mrow>
          </msubsup>
          <mo stretchy="false">+</mo>
          <mi>K</mi>
        </mrow>
      </mrow>
      <mi>e</mi>
    </mrow>
    <annotation encoding="StarMath 5.0"> %sigma= w - z_req^(1) + K e</annotation>
  </semantics>
</math>
</file>

<file path=Object 2/content.xml><?xml version="1.0" encoding="utf-8"?>
<math xmlns="http://www.w3.org/1998/Math/MathML" display="block">
  <semantics>
    <mtable>
      <mtr>
        <mtd>
          <mrow>
            <msup>
              <mi>z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w</mi>
          </mrow>
        </mtd>
      </mtr>
      <mtr>
        <mtd>
          <mrow>
            <msup>
              <mi>u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u</mi>
            </msub>
          </mrow>
        </mtd>
      </mtr>
      <mtr>
        <mtd>
          <mrow>
            <msup>
              <mi>v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v</mi>
            </msub>
          </mrow>
        </mtd>
      </mtr>
      <mtr>
        <mtd>
          <mrow>
            <msup>
              <mi>w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w</mi>
            </msub>
          </mrow>
        </mtd>
      </mtr>
      <mtr>
        <mtd>
          <mrow>
            <msup>
              <mi>ψ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r</mi>
          </mrow>
        </mtd>
      </mtr>
      <mtr>
        <mtd>
          <mrow>
            <msup>
              <mi>r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r</mi>
            </msub>
          </mrow>
        </mtd>
      </mtr>
    </mtable>
    <annotation encoding="StarMath 5.0">z^( 1 ) = w newline

u^( 1 ) = u_u newline
v^( 1 ) = u_v newline
w^( 1 ) = u_w newline

%psi ^(1)=r newline
r^( 1 ) = u_r</annotation>
  </semantics>
</math>
</file>

<file path=Object 20/content.xml><?xml version="1.0" encoding="utf-8"?>
<math xmlns="http://www.w3.org/1998/Math/MathML" display="block">
  <semantics>
    <mrow>
      <mi>σ</mi>
      <mrow>
        <mrow>
          <mo fence="true" stretchy="false">[</mo>
          <mrow>
            <mi>k</mi>
          </mrow>
          <mo fence="true" stretchy="false">]</mo>
        </mrow>
        <mo stretchy="false">=</mo>
        <mi>w</mi>
      </mrow>
      <mrow>
        <mrow>
          <mo fence="true" stretchy="false">[</mo>
          <mrow>
            <mi>k</mi>
          </mrow>
          <mo fence="true" stretchy="false">]</mo>
        </mrow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  <mo stretchy="false">+</mo>
        <mi>K</mi>
      </mrow>
      <mi>e</mi>
      <mrow>
        <mo fence="true" stretchy="false">[</mo>
        <mrow>
          <mi>k</mi>
        </mrow>
        <mo fence="true" stretchy="false">]</mo>
      </mrow>
    </mrow>
    <annotation encoding="StarMath 5.0"> %sigma [k]= w[k] - z_req^(1) + K e[k]</annotation>
  </semantics>
</math>
</file>

<file path=Object 21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w</mi>
      </mrow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  <mo stretchy="false">+</mo>
        <mi>K</mi>
      </mrow>
      <mi>e</mi>
      <mrow>
        <mo fence="true" stretchy="false">[</mo>
        <mrow>
          <mrow>
            <mi>k</mi>
            <mo stretchy="false">+</mo>
            <mn>1</mn>
          </mrow>
        </mrow>
        <mo fence="true" stretchy="false">]</mo>
      </mrow>
    </mrow>
    <annotation encoding="StarMath 5.0"> %sigma [k+1]= w[k+1] - z_req^(1) + K e[k+1]</annotation>
  </semantics>
</math>
</file>

<file path=Object 22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row>
          <mrow>
            <mo fence="true" stretchy="false">(</mo>
            <mrow>
              <mrow>
                <mi>w</mi>
                <mrow>
                  <mrow>
                    <mo fence="true" stretchy="false">[</mo>
                    <mrow>
                      <mi>k</mi>
                    </mrow>
                    <mo fence="true" stretchy="false">]</mo>
                  </mrow>
                  <mo stretchy="false">+</mo>
                  <mi>T</mi>
                </mrow>
                <msub>
                  <mi>u</mi>
                  <mi>w</mi>
                </msub>
              </mrow>
            </mrow>
            <mo fence="true" stretchy="false">)</mo>
          </mrow>
          <mo stretchy="false">−</mo>
          <msubsup>
            <mi>z</mi>
            <mi mathvariant="italic">req</mi>
            <mrow>
              <mo fence="true" stretchy="false">(</mo>
              <mrow>
                <mn>1</mn>
              </mrow>
              <mo fence="true" stretchy="false">)</mo>
            </mrow>
          </msubsup>
          <mo stretchy="false">+</mo>
          <mi>K</mi>
        </mrow>
      </mrow>
      <mrow>
        <mo fence="true" stretchy="false">(</mo>
        <mrow>
          <mrow>
            <mi>e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row>
              <mo fence="true" stretchy="false">(</mo>
              <mrow>
                <mrow>
                  <mi>w</mi>
                  <mrow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  <mo stretchy="false">−</mo>
                    <msubsup>
                      <mi>z</mi>
                      <mi mathvariant="italic">req</mi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</msubsup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 %sigma [k+1]= (w[k] + T u_w)- z_req^(1) + K (e[k] + T(w[k]-z_req^(1)))</annotation>
  </semantics>
</math>
</file>

<file path=Object 23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n>0</mn>
      </mrow>
    </mrow>
    <annotation encoding="StarMath 5.0"> %sigma [k+1]= 0</annotation>
  </semantics>
</math>
</file>

<file path=Object 24/content.xml><?xml version="1.0" encoding="utf-8"?>
<math xmlns="http://www.w3.org/1998/Math/MathML" display="block">
  <semantics>
    <mrow>
      <mi>T</mi>
      <mrow>
        <msub>
          <mi>u</mi>
          <mi>w</mi>
        </msub>
        <mo stretchy="false">=</mo>
        <mrow>
          <mo stretchy="false">−</mo>
          <mi>w</mi>
        </mrow>
      </mrow>
      <mrow>
        <mrow>
          <mo fence="true" stretchy="false">[</mo>
          <mrow>
            <mi>k</mi>
          </mrow>
          <mo fence="true" stretchy="false">]</mo>
        </mrow>
        <mo stretchy="false">−</mo>
        <mi>K</mi>
      </mrow>
      <mrow>
        <mo fence="true" stretchy="false">(</mo>
        <mrow>
          <mrow>
            <mi>e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 mathvariant="italic">Tw</mi>
            </mrow>
            <mrow>
              <mo fence="true" stretchy="false">[</mo>
              <mrow>
                <mi>k</mi>
              </mrow>
              <mo fence="true" stretchy="false">]</mo>
            </mrow>
          </mrow>
        </mrow>
        <mo fence="true" stretchy="false">)</mo>
      </mrow>
    </mrow>
    <annotation encoding="StarMath 5.0"> T u_w  = - w[k] - K (e[k] + Tw[k])</annotation>
  </semantics>
</math>
</file>

<file path=Object 25/content.xml><?xml version="1.0" encoding="utf-8"?>
<math xmlns="http://www.w3.org/1998/Math/MathML" display="block">
  <semantics>
    <msub>
      <mi>u</mi>
      <mi>w</mi>
    </msub>
    <annotation encoding="StarMath 5.0">u_w</annotation>
  </semantics>
</math>
</file>

<file path=Object 26/content.xml><?xml version="1.0" encoding="utf-8"?>
<math xmlns="http://www.w3.org/1998/Math/MathML" display="block">
  <semantics>
    <mrow>
      <msup>
        <mi>e</mi>
        <mrow>
          <mo fence="true" stretchy="false">(</mo>
          <mrow>
            <mn>1</mn>
          </mrow>
          <mo fence="true" stretchy="false">)</mo>
        </mrow>
      </msup>
      <mo stretchy="false">=</mo>
      <mrow>
        <msup>
          <mi>z</mi>
          <mrow>
            <mo fence="true" stretchy="false">(</mo>
            <mrow>
              <mn>1</mn>
            </mrow>
            <mo fence="true" stretchy="false">)</mo>
          </mrow>
        </msup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  <mo stretchy="false">=</mo>
      <mi>w</mi>
    </mrow>
    <annotation encoding="StarMath 5.0">e^(1) = z^(1) - z_req^(1) = w </annotation>
  </semantics>
</math>
</file>

<file path=Object 27/content.xml><?xml version="1.0" encoding="utf-8"?>
<math xmlns="http://www.w3.org/1998/Math/MathML" display="block">
  <semantics>
    <mtable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v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v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u</mi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x[k+1] = x[k] + T v[k] newline
v[k+1] = v[k] + T u[ k] </annotation>
  </semantics>
</math>
</file>

<file path=Object 28/content.xml><?xml version="1.0" encoding="utf-8"?>
<math xmlns="http://www.w3.org/1998/Math/MathML" display="block">
  <semantics>
    <mtable>
      <mtr>
        <mtd>
          <mrow>
            <msup>
              <mi>x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v</mi>
          </mrow>
        </mtd>
      </mtr>
      <mtr>
        <mtd>
          <mrow>
            <msup>
              <mi>v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u</mi>
          </mrow>
        </mtd>
      </mtr>
    </mtable>
    <annotation encoding="StarMath 5.0">x^( 1 ) = v newline
v^( 1 ) = u</annotation>
  </semantics>
</math>
</file>

<file path=Object 29/content.xml><?xml version="1.0" encoding="utf-8"?>
<math xmlns="http://www.w3.org/1998/Math/MathML" display="block">
  <semantics>
    <mrow>
      <mi>e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x</mi>
      </mrow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x</mi>
      </mrow>
      <mrow>
        <mrow>
          <mo fence="true" stretchy="false">[</mo>
          <mrow>
            <mi>k</mi>
          </mrow>
          <mo fence="true" stretchy="false">]</mo>
        </mrow>
        <mo stretchy="false">+</mo>
        <mi>T</mi>
      </mrow>
      <mi>v</mi>
      <mrow>
        <mrow>
          <mo fence="true" stretchy="false">[</mo>
          <mrow>
            <mi>k</mi>
          </mrow>
          <mo fence="true" stretchy="false">]</mo>
        </mrow>
        <mo stretchy="false">=</mo>
        <mi>λ</mi>
      </mrow>
      <mi>e</mi>
      <mrow>
        <mo fence="true" stretchy="false">[</mo>
        <mrow>
          <mi>k</mi>
        </mrow>
        <mo fence="true" stretchy="false">]</mo>
      </mrow>
    </mrow>
    <annotation encoding="StarMath 5.0">e[k+1] = x[k+1] = x[ k] + T v[k ] = %lambda  e[ k] 
</annotation>
  </semantics>
</math>
</file>

<file path=Object 3/content.xml><?xml version="1.0" encoding="utf-8"?>
<math xmlns="http://www.w3.org/1998/Math/MathML" display="block">
  <semantics>
    <mrow>
      <mi>z</mi>
      <mi>,</mi>
      <mi>w</mi>
    </mrow>
    <annotation encoding="StarMath 5.0">z,w</annotation>
  </semantics>
</math>
</file>

<file path=Object 30/content.xml><?xml version="1.0" encoding="utf-8"?>
<math xmlns="http://www.w3.org/1998/Math/MathML" display="block">
  <semantics>
    <mtable>
      <mtr>
        <mtd>
          <mrow>
            <mi>T</mi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λ</mi>
            </mrow>
            <mi>x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T</mi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false">(</mo>
                <mrow>
                  <mrow>
                    <mn>1</mn>
                    <mo stretchy="false">−</mo>
                    <mi>λ</mi>
                  </mrow>
                </mrow>
                <mo fence="true" stretchy="false">)</mo>
              </mrow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row>
                  <mo fence="true" stretchy="false">(</mo>
                  <mrow>
                    <mrow>
                      <mn>1</mn>
                      <mo stretchy="false">−</mo>
                      <mi>λ</mi>
                    </mrow>
                  </mrow>
                  <mo fence="true" stretchy="false">)</mo>
                </mrow>
                <mo stretchy="false">/</mo>
                <mi>T</mi>
              </mrow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v</mi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K</mi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v</mi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T %sigma[k] = x[ k] + T v[k ] - %lambda x[ k] newline
T %sigma[k] = (1- %lambda)x[ k] + T v[k ] newline
 %sigma[k] = (1- %lambda)/T x[ k] + v[k ] newline
 %sigma[k] = K x[ k] + v[k] 
</annotation>
  </semantics>
</math>
</file>

<file path=Object 31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K</mi>
      </mrow>
      <mi>x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+</mo>
        <mi>v</mi>
      </mrow>
      <mrow>
        <mo fence="true" stretchy="false">[</mo>
        <mrow>
          <mrow>
            <mi>k</mi>
            <mo stretchy="false">+</mo>
            <mn>1</mn>
          </mrow>
        </mrow>
        <mo fence="true" stretchy="false">]</mo>
      </mrow>
    </mrow>
    <annotation encoding="StarMath 5.0">
%sigma[k+1] = K x[ k+1] + v[k+1 ]
</annotation>
  </semantics>
</math>
</file>

<file path=Object 32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K</mi>
      </mrow>
      <mrow>
        <mrow>
          <mo fence="true" stretchy="false">(</mo>
          <mrow>
            <mrow>
              <mi>x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+</mo>
                <mi>T</mi>
              </mrow>
              <mi>v</mi>
              <mrow>
                <mo fence="true" stretchy="false">[</mo>
                <mrow>
                  <mi>k</mi>
                </mrow>
                <mo fence="true" stretchy="false">]</mo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i>v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+</mo>
                <mi>T</mi>
              </mrow>
              <mi>u</mi>
              <mrow>
                <mo fence="true" stretchy="false">[</mo>
                <mrow>
                  <mi>k</mi>
                </mrow>
                <mo fence="true" stretchy="false">]</mo>
              </mrow>
            </mrow>
          </mrow>
          <mo fence="true" stretchy="false">)</mo>
        </mrow>
      </mrow>
    </mrow>
    <annotation encoding="StarMath 5.0">
%sigma[k+1] = K (x[ k] + T v[k ]) + (v[k] + T u[ k] )
</annotation>
  </semantics>
</math>
</file>

<file path=Object 33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K</mi>
      </mrow>
      <mrow>
        <mrow>
          <mrow>
            <mo fence="true" stretchy="false">(</mo>
            <mrow>
              <mrow>
                <mi>x</mi>
                <mrow>
                  <mrow>
                    <mo fence="true" stretchy="false">[</mo>
                    <mrow>
                      <mi>k</mi>
                    </mrow>
                    <mo fence="true" stretchy="false">]</mo>
                  </mrow>
                  <mo stretchy="false">+</mo>
                  <mi>T</mi>
                </mrow>
                <mi>v</mi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i>v</mi>
                <mrow>
                  <mrow>
                    <mo fence="true" stretchy="false">[</mo>
                    <mrow>
                      <mi>k</mi>
                    </mrow>
                    <mo fence="true" stretchy="false">]</mo>
                  </mrow>
                  <mo stretchy="false">+</mo>
                  <mi>T</mi>
                </mrow>
                <mi>u</mi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row>
            <mo fence="true" stretchy="false">)</mo>
          </mrow>
        </mrow>
        <mo stretchy="false">=</mo>
        <mn>0</mn>
      </mrow>
    </mrow>
    <annotation encoding="StarMath 5.0">
%sigma[k+1] = K (x[ k] + T v[k ]) + (v[k] + T u[ k] )=0
</annotation>
  </semantics>
</math>
</file>

<file path=Object 34/content.xml><?xml version="1.0" encoding="utf-8"?>
<math xmlns="http://www.w3.org/1998/Math/MathML" display="block">
  <semantics>
    <mtable>
      <mtr>
        <mtd>
          <mrow>
            <mi>T</mi>
            <mi>u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stretchy="false">−</mo>
                <mi>K</mi>
              </mrow>
            </mrow>
            <mrow>
              <mrow>
                <mo fence="true" stretchy="false">(</mo>
                <mrow>
                  <mrow>
                    <mi>x</mi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+</mo>
                      <mi>T</mi>
                    </mrow>
                    <mi>v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−</mo>
              <mi>v</mi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T</mi>
            <mi>u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stretchy="false">−</mo>
                <mi>K</mi>
              </mrow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K</mi>
            </mrow>
            <mi>T</mi>
            <mi>v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v</mi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T</mi>
            <mi>u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stretchy="false">−</mo>
                <mi>σ</mi>
              </mrow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row>
                <mo fence="true" stretchy="false">(</mo>
                <mrow>
                  <mrow>
                    <mrow>
                      <mn>1</mn>
                      <mo stretchy="false">+</mo>
                      <mi>K</mi>
                    </mrow>
                    <mi>T</mi>
                  </mrow>
                </mrow>
                <mo fence="true" stretchy="false">)</mo>
              </mrow>
            </mrow>
            <mi>v</mi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

T u[ k] =  - K (x[ k] + T v[k ] )- v[k] newline
 
T u[ k] =   - K x[ k] -  K T v[k ] - v[k] newline

T u[ k] =   -%sigma[ k] -  (1+K T) v[k ] 
</annotation>
  </semantics>
</math>
</file>

<file path=Object 35/content.xml><?xml version="1.0" encoding="utf-8"?>
<math xmlns="http://www.w3.org/1998/Math/MathML" display="block">
  <semantics>
    <mtable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v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v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K</mi>
            </mrow>
            <mrow>
              <mrow>
                <mo fence="true" stretchy="false">(</mo>
                <mrow>
                  <mrow>
                    <mi>x</mi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+</mo>
                      <mi>T</mi>
                    </mrow>
                    <mi>v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−</mo>
              <mi>v</mi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x[k+1] = x[k] + T v[k] newline
v[k+1] = v[k] - K (x[ k] + T v[k ] )- v[k]</annotation>
  </semantics>
</math>
</file>

<file path=Object 36/content.xml><?xml version="1.0" encoding="utf-8"?>
<math xmlns="http://www.w3.org/1998/Math/MathML" display="block">
  <semantics>
    <mtable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v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row>
                <mo stretchy="false">−</mo>
                <mi>K</mi>
              </mrow>
            </mrow>
            <mrow>
              <mo fence="true" stretchy="false">(</mo>
              <mrow>
                <mrow>
                  <mi>x</mi>
                  <mrow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  <mo stretchy="false">+</mo>
                    <mi>T</mi>
                  </mrow>
                  <mi>v</mi>
                  <mrow>
                    <mo fence="true" stretchy="false">[</mo>
                    <mrow>
                      <mi>k</mi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</mtable>
    <annotation encoding="StarMath 5.0">x[k+1] = x[k] + T v[k] newline
v[k+1] =- K (x[ k] + T v[k ] )</annotation>
  </semantics>
</math>
</file>

<file path=Object 37/content.xml><?xml version="1.0" encoding="utf-8"?>
<math xmlns="http://www.w3.org/1998/Math/MathML" display="block">
  <semantics>
    <mtable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2</mn>
                  </mrow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+</mo>
              <mi>T</mi>
            </mrow>
            <mi>v</mi>
            <mrow>
              <mo fence="true" stretchy="false">[</mo>
              <mrow>
                <mrow>
                  <mi>k</mi>
                  <mo stretchy="false">+</mo>
                  <mn>1</mn>
                </mrow>
              </mrow>
              <mo fence="true" stretchy="false">]</mo>
            </mrow>
          </mrow>
        </mtd>
      </mtr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2</mn>
                  </mrow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 mathvariant="italic">TK</mi>
            </mrow>
            <mrow>
              <mo fence="true" stretchy="false">(</mo>
              <mrow>
                <mrow>
                  <mi>x</mi>
                  <mrow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  <mo stretchy="false">+</mo>
                    <mi>T</mi>
                  </mrow>
                  <mi>v</mi>
                  <mrow>
                    <mo fence="true" stretchy="false">[</mo>
                    <mrow>
                      <mi>k</mi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2</mn>
                  </mrow>
                </mrow>
                <mo fence="true" stretchy="false">]</mo>
              </mrow>
              <mo stretchy="false">=</mo>
              <mrow>
                <mo fence="true" stretchy="false">(</mo>
                <mrow>
                  <mrow>
                    <mn>1</mn>
                    <mo stretchy="false">−</mo>
                    <mi mathvariant="italic">TK</mi>
                  </mrow>
                </mrow>
                <mo fence="true" stretchy="false">)</mo>
              </mrow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row>
                <mo fence="true" stretchy="false">(</mo>
                <mrow>
                  <mrow>
                    <mn>1</mn>
                    <mo stretchy="false">−</mo>
                    <mi mathvariant="italic">TK</mi>
                  </mrow>
                </mrow>
                <mo fence="true" stretchy="false">)</mo>
              </mrow>
            </mrow>
            <mi mathvariant="italic">Tv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2</mn>
                  </mrow>
                </mrow>
                <mo fence="true" stretchy="false">]</mo>
              </mrow>
              <mo stretchy="false">=</mo>
              <mrow>
                <mo fence="true" stretchy="false">(</mo>
                <mrow>
                  <mrow>
                    <mn>1</mn>
                    <mo stretchy="false">−</mo>
                    <mi mathvariant="italic">TK</mi>
                  </mrow>
                </mrow>
                <mo fence="true" stretchy="false">)</mo>
              </mrow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row>
                <mo fence="true" stretchy="false">(</mo>
                <mrow>
                  <mrow>
                    <mn>1</mn>
                    <mo stretchy="false">−</mo>
                    <mi mathvariant="italic">TK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x</mi>
                  <mrow>
                    <mrow>
                      <mo fence="true" stretchy="false">[</mo>
                      <mrow>
                        <mrow>
                          <mi>k</mi>
                          <mo stretchy="false">+</mo>
                          <mn>1</mn>
                        </mrow>
                      </mrow>
                      <mo fence="true" stretchy="false">]</mo>
                    </mrow>
                    <mo stretchy="false">−</mo>
                    <mi>x</mi>
                  </mrow>
                  <mrow>
                    <mo fence="true" stretchy="false">[</mo>
                    <mrow>
                      <mi>k</mi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2</mn>
                  </mrow>
                </mrow>
                <mo fence="true" stretchy="false">]</mo>
              </mrow>
              <mo stretchy="false">=</mo>
              <mrow>
                <mo fence="true" stretchy="false">(</mo>
                <mrow>
                  <mrow>
                    <mn>1</mn>
                    <mo stretchy="false">−</mo>
                    <mi mathvariant="italic">TK</mi>
                  </mrow>
                </mrow>
                <mo fence="true" stretchy="false">)</mo>
              </mrow>
            </mrow>
            <mi>x</mi>
            <mrow>
              <mo fence="true" stretchy="false">[</mo>
              <mrow>
                <mrow>
                  <mi>k</mi>
                  <mo stretchy="false">+</mo>
                  <mn>1</mn>
                </mrow>
              </mrow>
              <mo fence="true" stretchy="false">]</mo>
            </mrow>
          </mrow>
        </mtd>
      </mtr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2</mn>
                  </mrow>
                </mrow>
                <mo fence="true" stretchy="false">]</mo>
              </mrow>
              <mo stretchy="false">=</mo>
              <mi>λ</mi>
            </mrow>
            <mi>x</mi>
            <mrow>
              <mo fence="true" stretchy="false">[</mo>
              <mrow>
                <mrow>
                  <mi>k</mi>
                  <mo stretchy="false">+</mo>
                  <mn>1</mn>
                </mrow>
              </mrow>
              <mo fence="true" stretchy="false">]</mo>
            </mrow>
          </mrow>
        </mtd>
      </mtr>
    </mtable>
    <annotation encoding="StarMath 5.0">x[k+2] = x[k+1] + T v[k+1] newline
x[k+2] = x[k] + T v[k] - TK (x[ k] + T v[k ] ) newline
x[k+2] = (1-TK)x[k] + (1-TK) Tv[k]  newline
x[k+2] = (1-TK)x[k] + (1-TK) (x[k+1] - x[k])  newline
x[k+2] =  (1-TK) x[k+1] newline
x[k+2] =  %lambda x[k+1] 
</annotation>
  </semantics>
</math>
</file>

<file path=Object 38/content.xml><?xml version="1.0" encoding="utf-8"?>
<math xmlns="http://www.w3.org/1998/Math/MathML" display="block">
  <semantics>
    <mtable>
      <mtr>
        <mtd>
          <mrow>
            <mi>v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v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u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v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v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K</mi>
            </mrow>
            <mrow>
              <mrow>
                <mo fence="true" stretchy="false">(</mo>
                <mrow>
                  <mrow>
                    <mi>x</mi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+</mo>
                      <mi>T</mi>
                    </mrow>
                    <mi>v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−</mo>
              <mi>v</mi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v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row>
                <mo stretchy="false">−</mo>
                <mi>K</mi>
              </mrow>
            </mrow>
            <mrow>
              <mo fence="true" stretchy="false">(</mo>
              <mrow>
                <mrow>
                  <mi>x</mi>
                  <mrow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  <mo stretchy="false">+</mo>
                    <mi>T</mi>
                  </mrow>
                  <mi>v</mi>
                  <mrow>
                    <mo fence="true" stretchy="false">[</mo>
                    <mrow>
                      <mi>k</mi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</mtable>
    <annotation encoding="StarMath 5.0">v[k+1] = v[k] + T u[k]  newline

v[k+1] = v[k] - K (x[ k] + T v[k ] )- v[k]   newline

v[k+1] = - K (x[ k] + T v[k ] )   newline
</annotation>
  </semantics>
</math>
</file>

<file path=Object 4/content.xml><?xml version="1.0" encoding="utf-8"?>
<math xmlns="http://www.w3.org/1998/Math/MathML" display="block">
  <semantics>
    <mrow>
      <mi>u</mi>
      <mi>,</mi>
      <mi>v</mi>
    </mrow>
    <annotation encoding="StarMath 5.0">u,v</annotation>
  </semantics>
</math>
</file>

<file path=Object 40/content.xml><?xml version="1.0" encoding="utf-8"?>
<math xmlns="http://www.w3.org/1998/Math/MathML" display="block">
  <semantics>
    <mrow>
      <mi>e</mi>
      <mrow>
        <mrow>
          <mo fence="true" stretchy="false">[</mo>
          <mrow>
            <mi>k</mi>
          </mrow>
          <mo fence="true" stretchy="false">]</mo>
        </mrow>
        <mo stretchy="false">=</mo>
        <mi>x</mi>
      </mrow>
      <mrow>
        <mo fence="true" stretchy="false">[</mo>
        <mrow>
          <mi>k</mi>
        </mrow>
        <mo fence="true" stretchy="false">]</mo>
      </mrow>
    </mrow>
    <annotation encoding="StarMath 5.0">e[k] = x[k]  </annotation>
  </semantics>
</math>
</file>

<file path=Object 42/content.xml><?xml version="1.0" encoding="utf-8"?>
<math xmlns="http://www.w3.org/1998/Math/MathML" display="block">
  <semantics>
    <mtable>
      <mtr>
        <mtd>
          <mrow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λ</mi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n>0</mn>
            </mrow>
          </mrow>
        </mtd>
      </mtr>
      <mtr>
        <mtd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λ</mi>
            </mrow>
            <mi>x</mi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%sigma[k] = x[ k] + T v[k ] - %lambda x[ k] =0 newline
 x[ k] + T v[k ]  =  %lambda x[ k]</annotation>
  </semantics>
</math>
</file>

<file path=Object 44/content.xml><?xml version="1.0" encoding="utf-8"?>
<math xmlns="http://www.w3.org/1998/Math/MathML" display="block">
  <semantics>
    <mrow>
      <mi>K</mi>
      <mo stretchy="false">=</mo>
      <mrow>
        <mrow>
          <mo fence="true" stretchy="false">(</mo>
          <mrow>
            <mrow>
              <mn>1</mn>
              <mo stretchy="false">−</mo>
              <mi>λ</mi>
            </mrow>
          </mrow>
          <mo fence="true" stretchy="false">)</mo>
        </mrow>
        <mo stretchy="false">/</mo>
        <mi>T</mi>
      </mrow>
    </mrow>
    <annotation encoding="StarMath 5.0">K = (1- %lambda)/T</annotation>
  </semantics>
</math>
</file>

<file path=Object 5/content.xml><?xml version="1.0" encoding="utf-8"?>
<math xmlns="http://www.w3.org/1998/Math/MathML" display="block">
  <semantics>
    <msub>
      <mi>u</mi>
      <mi>u</mi>
    </msub>
    <annotation encoding="StarMath 5.0">u_u</annotation>
  </semantics>
</math>
</file>

<file path=Object 6/content.xml><?xml version="1.0" encoding="utf-8"?>
<math xmlns="http://www.w3.org/1998/Math/MathML" display="block">
  <semantics>
    <msub>
      <mi>u</mi>
      <mi>v</mi>
    </msub>
    <annotation encoding="StarMath 5.0">u_v</annotation>
  </semantics>
</math>
</file>

<file path=Object 7/content.xml><?xml version="1.0" encoding="utf-8"?>
<math xmlns="http://www.w3.org/1998/Math/MathML" display="block">
  <semantics>
    <msub>
      <mi>u</mi>
      <mi>w</mi>
    </msub>
    <annotation encoding="StarMath 5.0">u_w
</annotation>
  </semantics>
</math>
</file>

<file path=Object 8/content.xml><?xml version="1.0" encoding="utf-8"?>
<math xmlns="http://www.w3.org/1998/Math/MathML" display="block">
  <semantics>
    <msub>
      <mi>u</mi>
      <mi>r</mi>
    </msub>
    <annotation encoding="StarMath 5.0">u_r</annotation>
  </semantics>
</math>
</file>

<file path=Object 9/content.xml><?xml version="1.0" encoding="utf-8"?>
<math xmlns="http://www.w3.org/1998/Math/MathML" display="block">
  <semantics>
    <mtable>
      <mtr>
        <mtd>
          <mrow>
            <msup>
              <mi>z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w</mi>
          </mrow>
        </mtd>
      </mtr>
      <mtr>
        <mtd>
          <mrow>
            <msup>
              <mi>w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w</mi>
            </msub>
          </mrow>
        </mtd>
      </mtr>
    </mtable>
    <annotation encoding="StarMath 5.0">z^( 1 ) = w newline

w^( 1 ) = u_w </annotation>
  </semantics>
</math>
</file>